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169ebf" officeooo:paragraph-rsid="00169ebf"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Lucida Sans" fo:font-size="12pt" fo:font-weight="bold" officeooo:rsid="001b07ed" officeooo:paragraph-rsid="001b07e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ucida Sans" fo:font-size="12pt" fo:font-weight="bold" officeooo:rsid="00169ebf" officeooo:paragraph-rsid="00169ebf"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ucida Sans" fo:font-size="12pt" fo:font-weight="bold" officeooo:rsid="001b07ed" officeooo:paragraph-rsid="001b07ed"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ucida Sans" fo:font-size="12pt" fo:font-weight="bold" officeooo:rsid="001b0f8b" officeooo:paragraph-rsid="001b0f8b"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ucida Sans" fo:font-size="10pt" fo:font-weight="normal" officeooo:rsid="001b07ed" officeooo:paragraph-rsid="00169ebf"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style:font-name="Lucida Sans" fo:font-size="10pt" fo:font-weight="normal" officeooo:rsid="001b0f8b" officeooo:paragraph-rsid="001b07ed" style:font-size-asian="8.75pt" style:font-weight-asian="normal" style:font-size-complex="10pt" style:font-weight-complex="normal"/>
    </style:style>
    <style:style style:name="P8" style:family="paragraph" style:parent-style-name="Standard">
      <style:paragraph-properties fo:text-align="start" style:justify-single-word="false"/>
      <style:text-properties style:font-name="Lucida Sans" fo:font-size="10pt" fo:font-weight="normal" officeooo:rsid="001b0f8b" officeooo:paragraph-rsid="001b0f8b"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style:font-name="Lucida Sans" fo:font-size="10pt" fo:font-weight="normal" officeooo:rsid="001d6931" officeooo:paragraph-rsid="001d6931"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ucida Sans" fo:font-size="10pt" fo:font-weight="normal" officeooo:rsid="0021ab8e" officeooo:paragraph-rsid="0021ab8e"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ucida Sans" fo:font-size="10pt" fo:font-weight="normal" officeooo:rsid="002d690a" officeooo:paragraph-rsid="002d690a" style:font-size-asian="8.75pt" style:font-weight-asian="normal" style:font-size-complex="10pt" style:font-weight-complex="normal"/>
    </style:style>
    <style:style style:name="P12" style:family="paragraph" style:parent-style-name="Standard">
      <style:text-properties style:font-name="Lucida Sans" fo:font-size="10pt" fo:font-weight="normal" officeooo:rsid="00316ec7" officeooo:paragraph-rsid="00316ec7" style:font-size-asian="8.75pt" style:font-weight-asian="normal" style:font-size-complex="10pt" style:font-weight-complex="normal"/>
    </style:style>
    <style:style style:name="P13" style:family="paragraph" style:parent-style-name="Standard">
      <style:text-properties style:font-name="Lucida Sans" fo:font-size="10pt" fo:font-weight="normal" officeooo:rsid="003ef69c" officeooo:paragraph-rsid="003ef69c"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ucida Sans" fo:font-size="10pt" fo:font-weight="normal" officeooo:rsid="003f7fe2" officeooo:paragraph-rsid="003f7fe2"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Lucida Sans" fo:font-size="10pt" fo:font-weight="bold" officeooo:rsid="0021ab8e" officeooo:paragraph-rsid="0021ab8e" style:font-size-asian="8.75pt" style:font-weight-asian="bold" style:font-size-complex="10pt" style:font-weight-complex="bold"/>
    </style:style>
    <style:style style:name="P16" style:family="paragraph" style:parent-style-name="Standard">
      <style:paragraph-properties fo:text-align="start" style:justify-single-word="false"/>
      <style:text-properties style:font-name="Lucida Sans" fo:font-size="10pt" fo:font-weight="bold" officeooo:rsid="002d690a" officeooo:paragraph-rsid="002d690a" style:font-size-asian="8.75pt" style:font-weight-asian="bold" style:font-size-complex="10pt" style:font-weight-complex="bold"/>
    </style:style>
    <style:style style:name="P17" style:family="paragraph" style:parent-style-name="Standard">
      <style:text-properties style:font-name="Lucida Sans" fo:font-size="10pt" fo:font-weight="bold" officeooo:rsid="00316ec7" officeooo:paragraph-rsid="00316ec7" style:font-size-asian="8.75pt" style:font-weight-asian="bold" style:font-size-complex="10pt" style:font-weight-complex="bold"/>
    </style:style>
    <style:style style:name="P18" style:family="paragraph" style:parent-style-name="Standard">
      <style:text-properties style:font-name="Lucida Sans" fo:font-size="10pt" fo:font-weight="bold" officeooo:rsid="003ef69c" officeooo:paragraph-rsid="003ef69c" style:font-size-asian="8.75pt" style:font-weight-asian="bold" style:font-size-complex="10pt" style:font-weight-complex="bold"/>
    </style:style>
    <style:style style:name="P19" style:family="paragraph" style:parent-style-name="Standard">
      <style:text-properties style:font-name="Lucida Sans" fo:font-weight="normal" officeooo:rsid="00169ebf" officeooo:paragraph-rsid="00169ebf" style:font-weight-asian="normal" style:font-weight-complex="normal"/>
    </style:style>
    <style:style style:name="P20" style:family="paragraph" style:parent-style-name="Standard">
      <style:paragraph-properties fo:text-align="start" style:justify-single-word="false"/>
      <style:text-properties officeooo:paragraph-rsid="00169ebf"/>
    </style:style>
    <style:style style:name="P21" style:family="paragraph" style:parent-style-name="Standard">
      <style:paragraph-properties fo:text-align="start" style:justify-single-word="false"/>
      <style:text-properties officeooo:paragraph-rsid="0043d89b"/>
    </style:style>
    <style:style style:name="P22" style:family="paragraph" style:parent-style-name="Standard">
      <style:paragraph-properties fo:text-align="start" style:justify-single-word="false"/>
      <style:text-properties officeooo:paragraph-rsid="0036eaba"/>
    </style:style>
    <style:style style:name="P23" style:family="paragraph" style:parent-style-name="Standard">
      <style:paragraph-properties fo:text-align="start" style:justify-single-word="false"/>
      <style:text-properties style:font-name="Lucida Sans" fo:font-size="10pt" fo:font-weight="normal" officeooo:rsid="0038b42d" officeooo:paragraph-rsid="002d690a"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style:font-name="Lucida Sans" fo:font-size="10pt" fo:font-weight="normal" officeooo:rsid="004fe96a" officeooo:paragraph-rsid="004fe96a"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style:font-name="Lucida Sans" fo:font-size="10pt" fo:font-weight="normal" officeooo:rsid="004fe96a" officeooo:paragraph-rsid="005ff11f"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style:font-name="Lucida Sans" fo:font-size="10pt" fo:font-weight="normal" officeooo:rsid="004fe96a" officeooo:paragraph-rsid="006229e4"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Lucida Sans" fo:font-size="10pt" fo:font-weight="normal" officeooo:rsid="004fe96a" officeooo:paragraph-rsid="0064c830"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style:font-name="Lucida Sans" fo:font-size="10pt" fo:font-weight="normal" officeooo:rsid="0036eaba" officeooo:paragraph-rsid="0036eaba" style:font-size-asian="8.75pt" style:font-weight-asian="normal" style:font-size-complex="10pt" style:font-weight-complex="normal"/>
    </style:style>
    <style:style style:name="P29" style:family="paragraph" style:parent-style-name="Standard">
      <style:paragraph-properties fo:text-align="start" style:justify-single-word="false"/>
      <style:text-properties style:font-name="Lucida Sans" fo:font-size="10pt" fo:font-weight="normal" officeooo:rsid="005c2492" officeooo:paragraph-rsid="004fe96a" style:font-size-asian="8.75pt" style:font-weight-asian="normal" style:font-size-complex="10pt" style:font-weight-complex="normal"/>
    </style:style>
    <style:style style:name="P30" style:family="paragraph" style:parent-style-name="Standard">
      <style:paragraph-properties fo:text-align="start" style:justify-single-word="false"/>
      <style:text-properties style:font-name="Lucida Sans" fo:font-size="10pt" fo:font-weight="normal" officeooo:rsid="005c2492" officeooo:paragraph-rsid="0064c830" style:font-size-asian="8.75pt" style:font-weight-asian="normal" style:font-size-complex="10pt" style:font-weight-complex="normal"/>
    </style:style>
    <style:style style:name="P31" style:family="paragraph" style:parent-style-name="Standard">
      <style:paragraph-properties fo:text-align="start" style:justify-single-word="false"/>
      <style:text-properties style:font-name="Lucida Sans" fo:font-size="10pt" fo:font-weight="normal" officeooo:rsid="005e6f90" officeooo:paragraph-rsid="005ff11f" style:font-size-asian="8.75pt" style:font-weight-asian="normal" style:font-size-complex="10pt" style:font-weight-complex="normal"/>
    </style:style>
    <style:style style:name="P32" style:family="paragraph" style:parent-style-name="Standard">
      <style:paragraph-properties fo:text-align="start" style:justify-single-word="false"/>
      <style:text-properties style:font-name="Lucida Sans" fo:font-size="10pt" fo:font-weight="normal" officeooo:rsid="005e6f90" officeooo:paragraph-rsid="005c2492" style:font-size-asian="8.75pt" style:font-weight-asian="normal" style:font-size-complex="10pt" style:font-weight-complex="normal"/>
    </style:style>
    <style:style style:name="P33" style:family="paragraph" style:parent-style-name="Standard">
      <style:paragraph-properties fo:text-align="start" style:justify-single-word="false"/>
      <style:text-properties style:font-name="Lucida Sans" fo:font-size="10pt" fo:font-weight="normal" officeooo:rsid="0021ab8e" officeooo:paragraph-rsid="0021ab8e" style:font-size-asian="8.75pt" style:font-weight-asian="normal" style:font-size-complex="10pt" style:font-weight-complex="normal"/>
    </style:style>
    <style:style style:name="P34" style:family="paragraph" style:parent-style-name="Standard">
      <style:text-properties style:font-name="Lucida Sans" fo:font-size="10pt" fo:font-weight="normal" officeooo:rsid="00316ec7" officeooo:paragraph-rsid="00316ec7" style:font-size-asian="8.75pt" style:font-weight-asian="normal" style:font-size-complex="10pt" style:font-weight-complex="normal"/>
    </style:style>
    <style:style style:name="P35" style:family="paragraph" style:parent-style-name="Standard">
      <style:text-properties style:font-name="Lucida Sans" fo:font-size="10pt" fo:font-weight="normal" officeooo:rsid="003ef69c" officeooo:paragraph-rsid="003ef69c" style:font-size-asian="8.75pt" style:font-weight-asian="normal" style:font-size-complex="10pt" style:font-weight-complex="normal"/>
    </style:style>
    <style:style style:name="P36" style:family="paragraph" style:parent-style-name="Standard">
      <style:text-properties style:font-name="Lucida Sans" fo:font-size="10pt" fo:font-weight="normal" officeooo:rsid="003931b4" officeooo:paragraph-rsid="003931b4" style:font-size-asian="8.75pt" style:font-weight-asian="normal" style:font-size-complex="10pt" style:font-weight-complex="normal"/>
    </style:style>
    <style:style style:name="P37" style:family="paragraph" style:parent-style-name="Standard">
      <style:text-properties style:font-name="Lucida Sans" fo:font-size="10pt" fo:font-weight="normal" officeooo:rsid="003b16f7" officeooo:paragraph-rsid="0064c830" style:font-size-asian="8.75pt" style:font-weight-asian="normal" style:font-size-complex="10pt" style:font-weight-complex="normal"/>
    </style:style>
    <style:style style:name="P38" style:family="paragraph" style:parent-style-name="Standard">
      <style:paragraph-properties fo:text-align="start" style:justify-single-word="false"/>
      <style:text-properties style:font-name="Lucida Sans" fo:font-size="10pt" fo:font-weight="normal" officeooo:rsid="00688a5b" officeooo:paragraph-rsid="00688a5b"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Lucida Sans" fo:font-size="10pt" fo:font-weight="bold" officeooo:rsid="005ff11f" officeooo:paragraph-rsid="005ff11f" style:font-size-asian="8.75pt" style:font-weight-asian="bold" style:font-size-complex="10pt" style:font-weight-complex="bold"/>
    </style:style>
    <style:style style:name="P40" style:family="paragraph" style:parent-style-name="Standard">
      <style:text-properties style:font-name="Lucida Sans" fo:font-size="10pt" fo:font-weight="bold" officeooo:rsid="0063d8f9" officeooo:paragraph-rsid="0064c830" style:font-size-asian="8.75pt" style:font-weight-asian="bold" style:font-size-complex="10pt" style:font-weight-complex="bold"/>
    </style:style>
    <style:style style:name="P41" style:family="paragraph" style:parent-style-name="Standard">
      <style:paragraph-properties fo:text-align="start" style:justify-single-word="false"/>
      <style:text-properties style:font-name="Lucida Sans" fo:font-size="10pt" fo:font-weight="bold" officeooo:rsid="00688a5b" officeooo:paragraph-rsid="00688a5b" style:font-size-asian="8.75pt" style:font-weight-asian="bold" style:font-size-complex="10pt" style:font-weight-complex="bold"/>
    </style:style>
    <style:style style:name="P42" style:family="paragraph" style:parent-style-name="Standard">
      <style:paragraph-properties fo:text-align="start" style:justify-single-word="false"/>
      <style:text-properties fo:font-weight="bold" officeooo:rsid="005e6f90" officeooo:paragraph-rsid="005e6f90" style:font-weight-asian="bold" style:font-weight-complex="bold"/>
    </style:style>
    <style:style style:name="P43" style:family="paragraph" style:parent-style-name="Standard">
      <style:paragraph-properties fo:text-align="start" style:justify-single-word="false"/>
      <style:text-properties fo:font-weight="bold" officeooo:rsid="005e6f90" officeooo:paragraph-rsid="0064c830" style:font-weight-asian="bold" style:font-weight-complex="bold"/>
    </style:style>
    <style:style style:name="P44" style:family="paragraph" style:parent-style-name="Standard">
      <style:paragraph-properties fo:text-align="start" style:justify-single-word="false"/>
      <style:text-properties fo:font-weight="bold" officeooo:rsid="004fe96a" officeooo:paragraph-rsid="0064c830" style:font-weight-asian="bold" style:font-weight-complex="bold"/>
    </style:style>
    <style:style style:name="P45" style:family="paragraph" style:parent-style-name="Standard">
      <style:paragraph-properties fo:text-align="start" style:justify-single-word="false"/>
      <style:text-properties fo:font-weight="bold" officeooo:rsid="00658adc" officeooo:paragraph-rsid="00658adc" style:font-weight-asian="bold" style:font-weight-complex="bold"/>
    </style:style>
    <style:style style:name="P46" style:family="paragraph" style:parent-style-name="Standard">
      <style:paragraph-properties fo:text-align="start" style:justify-single-word="false"/>
      <style:text-properties fo:font-weight="bold" officeooo:rsid="00661dd2" officeooo:paragraph-rsid="00661dd2" style:font-weight-asian="bold" style:font-weight-complex="bold"/>
    </style:style>
    <style:style style:name="P47" style:family="paragraph" style:parent-style-name="Standard">
      <style:paragraph-properties fo:text-align="start" style:justify-single-word="false"/>
      <style:text-properties officeooo:paragraph-rsid="0043d89b"/>
    </style:style>
    <style:style style:name="P48" style:family="paragraph" style:parent-style-name="Standard">
      <style:paragraph-properties fo:text-align="start" style:justify-single-word="false"/>
      <style:text-properties officeooo:paragraph-rsid="0051932f"/>
    </style:style>
    <style:style style:name="P49" style:family="paragraph" style:parent-style-name="Standard">
      <style:paragraph-properties fo:text-align="start" style:justify-single-word="false"/>
      <style:text-properties officeooo:paragraph-rsid="002d690a"/>
    </style:style>
    <style:style style:name="P50" style:family="paragraph" style:parent-style-name="Standard">
      <style:paragraph-properties fo:text-align="start" style:justify-single-word="false"/>
      <style:text-properties officeooo:paragraph-rsid="005f8819"/>
    </style:style>
    <style:style style:name="P51" style:family="paragraph" style:parent-style-name="Standard">
      <style:paragraph-properties fo:text-align="start" style:justify-single-word="false"/>
      <style:text-properties officeooo:paragraph-rsid="005c2492"/>
    </style:style>
    <style:style style:name="P52" style:family="paragraph" style:parent-style-name="Standard">
      <style:paragraph-properties fo:text-align="start" style:justify-single-word="false"/>
      <style:text-properties officeooo:paragraph-rsid="006360b0"/>
    </style:style>
    <style:style style:name="P53" style:family="paragraph" style:parent-style-name="Standard">
      <style:paragraph-properties fo:text-align="start" style:justify-single-word="false"/>
      <style:text-properties officeooo:paragraph-rsid="00688a5b"/>
    </style:style>
    <style:style style:name="P54" style:family="paragraph" style:parent-style-name="Standard">
      <style:paragraph-properties fo:text-align="start" style:justify-single-word="false"/>
      <style:text-properties officeooo:rsid="004fe96a" officeooo:paragraph-rsid="004fe96a"/>
    </style:style>
    <style:style style:name="P55" style:family="paragraph" style:parent-style-name="Standard">
      <style:text-properties officeooo:paragraph-rsid="00316ec7"/>
    </style:style>
    <style:style style:name="P56" style:family="paragraph" style:parent-style-name="Standard">
      <style:paragraph-properties fo:text-align="start" style:justify-single-word="false"/>
      <style:text-properties officeooo:rsid="006360b0" officeooo:paragraph-rsid="006360b0"/>
    </style:style>
    <style:style style:name="P57" style:family="paragraph" style:parent-style-name="Standard">
      <style:text-properties officeooo:paragraph-rsid="0063d8f9"/>
    </style:style>
    <style:style style:name="P58" style:family="paragraph" style:parent-style-name="Standard">
      <style:paragraph-properties fo:text-align="start" style:justify-single-word="false"/>
      <style:text-properties officeooo:rsid="0064c830" officeooo:paragraph-rsid="0064c830"/>
    </style:style>
    <style:style style:name="P59" style:family="paragraph" style:parent-style-name="Standard">
      <style:paragraph-properties fo:text-align="start" style:justify-single-word="false"/>
      <style:text-properties officeooo:rsid="00688a5b" officeooo:paragraph-rsid="00688a5b"/>
    </style:style>
    <style:style style:name="T1" style:family="text">
      <style:text-properties style:font-name="Lucida Sans"/>
    </style:style>
    <style:style style:name="T2" style:family="text">
      <style:text-properties style:font-name="Lucida Sans" fo:font-size="10pt" fo:font-weight="normal" officeooo:rsid="00169ebf" style:font-size-asian="10pt" style:font-weight-asian="normal" style:font-size-complex="10pt" style:font-weight-complex="normal"/>
    </style:style>
    <style:style style:name="T3" style:family="text">
      <style:text-properties style:font-name="Lucida Sans" fo:font-size="10pt" fo:font-weight="normal" officeooo:rsid="001b07ed" style:font-size-asian="10pt" style:font-weight-asian="normal" style:font-size-complex="10pt" style:font-weight-complex="normal"/>
    </style:style>
    <style:style style:name="T4" style:family="text">
      <style:text-properties style:font-name="Lucida Sans" fo:font-size="10pt" fo:font-weight="normal" officeooo:rsid="00298f1a" style:font-size-asian="10pt" style:font-weight-asian="normal" style:font-size-complex="10pt" style:font-weight-complex="normal"/>
    </style:style>
    <style:style style:name="T5" style:family="text">
      <style:text-properties style:font-name="Lucida Sans" fo:font-size="10pt" fo:font-weight="normal" style:font-size-asian="8.75pt" style:font-weight-asian="normal" style:font-size-complex="10pt" style:font-weight-complex="normal"/>
    </style:style>
    <style:style style:name="T6" style:family="text">
      <style:text-properties style:font-name="Lucida Sans" fo:font-size="10pt" fo:font-weight="normal" officeooo:rsid="001b07ed" style:font-size-asian="8.75pt" style:font-weight-asian="normal" style:font-size-complex="10pt" style:font-weight-complex="normal"/>
    </style:style>
    <style:style style:name="T7" style:family="text">
      <style:text-properties style:font-name="Lucida Sans" fo:font-size="10pt" fo:font-weight="normal" officeooo:rsid="00267a60" style:font-size-asian="8.75pt" style:font-weight-asian="normal" style:font-size-complex="10pt" style:font-weight-complex="normal"/>
    </style:style>
    <style:style style:name="T8" style:family="text">
      <style:text-properties style:font-name="Lucida Sans" fo:font-size="10pt" fo:font-weight="normal" officeooo:rsid="00298f1a" style:font-size-asian="8.75pt" style:font-weight-asian="normal" style:font-size-complex="10pt" style:font-weight-complex="normal"/>
    </style:style>
    <style:style style:name="T9" style:family="text">
      <style:text-properties style:font-name="Lucida Sans" fo:font-size="10pt" fo:font-weight="normal" officeooo:rsid="002b72fb" style:font-size-asian="8.75pt" style:font-weight-asian="normal" style:font-size-complex="10pt" style:font-weight-complex="normal"/>
    </style:style>
    <style:style style:name="T10" style:family="text">
      <style:text-properties style:font-name="Lucida Sans" fo:font-size="10pt" fo:font-weight="normal" officeooo:rsid="002d2d22" style:font-size-asian="8.75pt" style:font-weight-asian="normal" style:font-size-complex="10pt" style:font-weight-complex="normal"/>
    </style:style>
    <style:style style:name="T11" style:family="text">
      <style:text-properties style:font-name="Lucida Sans" fo:font-size="10pt" fo:font-weight="normal" officeooo:rsid="002d690a" style:font-size-asian="8.75pt" style:font-weight-asian="normal" style:font-size-complex="10pt" style:font-weight-complex="normal"/>
    </style:style>
    <style:style style:name="T12" style:family="text">
      <style:text-properties style:font-name="Lucida Sans" fo:font-size="10pt" fo:font-weight="normal" officeooo:rsid="0036eaba" style:font-size-asian="8.75pt" style:font-weight-asian="normal" style:font-size-complex="10pt" style:font-weight-complex="normal"/>
    </style:style>
    <style:style style:name="T13" style:family="text">
      <style:text-properties style:font-name="Lucida Sans" fo:font-size="10pt" fo:font-weight="normal" officeooo:rsid="0038b42d" style:font-size-asian="8.75pt" style:font-weight-asian="normal" style:font-size-complex="10pt" style:font-weight-complex="normal"/>
    </style:style>
    <style:style style:name="T14" style:family="text">
      <style:text-properties style:font-name="Lucida Sans" fo:font-size="10pt" fo:font-weight="normal" officeooo:rsid="004101bb" style:font-size-asian="8.75pt" style:font-weight-asian="normal" style:font-size-complex="10pt" style:font-weight-complex="normal"/>
    </style:style>
    <style:style style:name="T15" style:family="text">
      <style:text-properties style:font-name="Lucida Sans" fo:font-size="10pt" fo:font-weight="normal" officeooo:rsid="0041e10e" style:font-size-asian="8.75pt" style:font-weight-asian="normal" style:font-size-complex="10pt" style:font-weight-complex="normal"/>
    </style:style>
    <style:style style:name="T16" style:family="text">
      <style:text-properties style:font-name="Lucida Sans" fo:font-size="10pt" fo:font-weight="normal" officeooo:rsid="0044ea6a" style:font-size-asian="8.75pt" style:font-weight-asian="normal" style:font-size-complex="10pt" style:font-weight-complex="normal"/>
    </style:style>
    <style:style style:name="T17" style:family="text">
      <style:text-properties style:font-name="Lucida Sans" fo:font-size="10pt" fo:font-weight="normal" officeooo:rsid="004acd6b" style:font-size-asian="8.75pt" style:font-weight-asian="normal" style:font-size-complex="10pt" style:font-weight-complex="normal"/>
    </style:style>
    <style:style style:name="T18" style:family="text">
      <style:text-properties style:font-name="Lucida Sans" fo:font-size="10pt" fo:font-weight="normal" officeooo:rsid="004e2b27" style:font-size-asian="8.75pt" style:font-weight-asian="normal" style:font-size-complex="10pt" style:font-weight-complex="normal"/>
    </style:style>
    <style:style style:name="T19" style:family="text">
      <style:text-properties style:font-name="Lucida Sans" fo:font-size="10pt" fo:font-weight="normal" officeooo:rsid="004fe96a" style:font-size-asian="8.75pt" style:font-weight-asian="normal" style:font-size-complex="10pt" style:font-weight-complex="normal"/>
    </style:style>
    <style:style style:name="T20" style:family="text">
      <style:text-properties style:font-name="Lucida Sans" fo:font-size="10pt" fo:font-weight="normal" officeooo:rsid="0051932f" style:font-size-asian="8.75pt" style:font-weight-asian="normal" style:font-size-complex="10pt" style:font-weight-complex="normal"/>
    </style:style>
    <style:style style:name="T21" style:family="text">
      <style:text-properties style:font-name="Lucida Sans" fo:font-size="10pt" fo:font-weight="normal" officeooo:rsid="00537f38" style:font-size-asian="8.75pt" style:font-weight-asian="normal" style:font-size-complex="10pt" style:font-weight-complex="normal"/>
    </style:style>
    <style:style style:name="T22" style:family="text">
      <style:text-properties style:font-name="Lucida Sans" fo:font-size="10pt" fo:font-weight="normal" officeooo:rsid="005726b5" style:font-size-asian="8.75pt" style:font-weight-asian="normal" style:font-size-complex="10pt" style:font-weight-complex="normal"/>
    </style:style>
    <style:style style:name="T23" style:family="text">
      <style:text-properties style:font-name="Lucida Sans" fo:font-size="10pt" fo:font-weight="normal" officeooo:rsid="005846c5" style:font-size-asian="8.75pt" style:font-weight-asian="normal" style:font-size-complex="10pt" style:font-weight-complex="normal"/>
    </style:style>
    <style:style style:name="T24" style:family="text">
      <style:text-properties style:font-name="Lucida Sans" fo:font-size="10pt" fo:font-weight="normal" officeooo:rsid="005a4011" style:font-size-asian="8.75pt" style:font-weight-asian="normal" style:font-size-complex="10pt" style:font-weight-complex="normal"/>
    </style:style>
    <style:style style:name="T25" style:family="text">
      <style:text-properties style:font-name="Lucida Sans" fo:font-size="10pt" fo:font-weight="normal" officeooo:rsid="005c2492" style:font-size-asian="8.75pt" style:font-weight-asian="normal" style:font-size-complex="10pt" style:font-weight-complex="normal"/>
    </style:style>
    <style:style style:name="T26" style:family="text">
      <style:text-properties style:font-name="Lucida Sans" fo:font-size="10pt" fo:font-weight="normal" officeooo:rsid="005dcf54" style:font-size-asian="8.75pt" style:font-weight-asian="normal" style:font-size-complex="10pt" style:font-weight-complex="normal"/>
    </style:style>
    <style:style style:name="T27" style:family="text">
      <style:text-properties style:font-name="Lucida Sans" fo:font-size="10pt" fo:font-weight="normal" officeooo:rsid="005f5cfe" style:font-size-asian="8.75pt" style:font-weight-asian="normal" style:font-size-complex="10pt" style:font-weight-complex="normal"/>
    </style:style>
    <style:style style:name="T28" style:family="text">
      <style:text-properties style:font-name="Lucida Sans" fo:font-size="10pt" fo:font-weight="normal" officeooo:rsid="005e6f90" style:font-size-asian="8.75pt" style:font-weight-asian="normal" style:font-size-complex="10pt" style:font-weight-complex="normal"/>
    </style:style>
    <style:style style:name="T29" style:family="text">
      <style:text-properties style:font-name="Lucida Sans" fo:font-size="10pt" fo:font-weight="normal" officeooo:rsid="005f8819" style:font-size-asian="8.75pt" style:font-weight-asian="normal" style:font-size-complex="10pt" style:font-weight-complex="normal"/>
    </style:style>
    <style:style style:name="T30" style:family="text">
      <style:text-properties style:font-name="Lucida Sans" fo:font-size="10pt" fo:font-weight="normal" officeooo:rsid="005fa13b" style:font-size-asian="8.75pt" style:font-weight-asian="normal" style:font-size-complex="10pt" style:font-weight-complex="normal"/>
    </style:style>
    <style:style style:name="T31" style:family="text">
      <style:text-properties style:font-name="Lucida Sans" fo:font-size="10pt" fo:font-weight="normal" officeooo:rsid="005ff11f" style:font-size-asian="8.75pt" style:font-weight-asian="normal" style:font-size-complex="10pt" style:font-weight-complex="normal"/>
    </style:style>
    <style:style style:name="T32" style:family="text">
      <style:text-properties style:font-name="Lucida Sans" fo:font-size="10pt" fo:font-weight="normal" officeooo:rsid="006360b0" style:font-size-asian="8.75pt" style:font-weight-asian="normal" style:font-size-complex="10pt" style:font-weight-complex="normal"/>
    </style:style>
    <style:style style:name="T33" style:family="text">
      <style:text-properties style:font-name="Lucida Sans" fo:font-size="10pt" fo:font-weight="normal" officeooo:rsid="003b16f7" style:font-size-asian="8.75pt" style:font-weight-asian="normal" style:font-size-complex="10pt" style:font-weight-complex="normal"/>
    </style:style>
    <style:style style:name="T34" style:family="text">
      <style:text-properties style:font-name="Lucida Sans" fo:font-size="10pt" fo:font-weight="normal" officeooo:rsid="0063d8f9" style:font-size-asian="8.75pt" style:font-weight-asian="normal" style:font-size-complex="10pt" style:font-weight-complex="normal"/>
    </style:style>
    <style:style style:name="T35" style:family="text">
      <style:text-properties style:font-name="Lucida Sans" fo:font-size="10pt" fo:font-weight="normal" officeooo:rsid="0064c830" style:font-size-asian="8.75pt" style:font-weight-asian="normal" style:font-size-complex="10pt" style:font-weight-complex="normal"/>
    </style:style>
    <style:style style:name="T36" style:family="text">
      <style:text-properties style:font-name="Lucida Sans" fo:font-size="10pt" fo:font-weight="normal" officeooo:rsid="00658adc" style:font-size-asian="8.75pt" style:font-weight-asian="normal" style:font-size-complex="10pt" style:font-weight-complex="normal"/>
    </style:style>
    <style:style style:name="T37" style:family="text">
      <style:text-properties style:font-name="Lucida Sans" fo:font-size="10pt" fo:font-weight="normal" officeooo:rsid="003c2ff5" style:font-size-asian="8.75pt" style:font-weight-asian="normal" style:font-size-complex="10pt" style:font-weight-complex="normal"/>
    </style:style>
    <style:style style:name="T38" style:family="text">
      <style:text-properties style:font-name="Lucida Sans" fo:font-size="10pt" fo:font-weight="normal" officeooo:rsid="00661dd2" style:font-size-asian="8.75pt" style:font-weight-asian="normal" style:font-size-complex="10pt" style:font-weight-complex="normal"/>
    </style:style>
    <style:style style:name="T39" style:family="text">
      <style:text-properties style:font-name="Lucida Sans" fo:font-size="10pt" fo:font-weight="normal" officeooo:rsid="00688a5b" style:font-size-asian="8.75pt" style:font-weight-asian="normal" style:font-size-complex="10pt" style:font-weight-complex="normal"/>
    </style:style>
    <style:style style:name="T40" style:family="text">
      <style:text-properties style:font-name="Lucida Sans" fo:font-size="10pt" fo:font-weight="normal" officeooo:rsid="0069743d" style:font-size-asian="8.75pt" style:font-weight-asian="normal" style:font-size-complex="10pt" style:font-weight-complex="normal"/>
    </style:style>
    <style:style style:name="T41" style:family="text">
      <style:text-properties style:font-name="Lucida Sans" fo:font-size="10pt" style:font-size-asian="8.75pt" style:font-size-complex="10pt"/>
    </style:style>
    <style:style style:name="T42" style:family="text">
      <style:text-properties style:font-name="Lucida Sans" fo:font-size="10pt" officeooo:rsid="0038b42d" style:font-size-asian="8.75pt" style:font-size-complex="10pt"/>
    </style:style>
    <style:style style:name="T43" style:family="text">
      <style:text-properties style:font-name="Lucida Sans" fo:font-size="10pt" officeooo:rsid="006360b0" style:font-size-asian="8.75pt" style:font-size-complex="10pt"/>
    </style:style>
    <style:style style:name="T44" style:family="text">
      <style:text-properties style:font-name="Lucida Sans" fo:font-size="10pt" fo:font-weight="bold" officeooo:rsid="00316ec7" style:font-size-asian="8.75pt" style:font-weight-asian="bold" style:font-size-complex="10pt" style:font-weight-complex="bold"/>
    </style:style>
    <style:style style:name="T45" style:family="text">
      <style:text-properties style:font-name="Lucida Sans" fo:font-size="10pt" fo:font-weight="bold" officeooo:rsid="006360b0" style:font-size-asian="8.75pt" style:font-weight-asian="bold" style:font-size-complex="10pt" style:font-weight-complex="bold"/>
    </style:style>
    <style:style style:name="T46" style:family="text">
      <style:text-properties style:font-name="Lucida Sans" officeooo:rsid="0019314c"/>
    </style:style>
    <style:style style:name="T47" style:family="text">
      <style:text-properties style:font-name="Lucida Sans" officeooo:rsid="001b07ed"/>
    </style:style>
    <style:style style:name="T48" style:family="text">
      <style:text-properties style:font-name="Lucida Sans" officeooo:rsid="0051932f"/>
    </style:style>
    <style:style style:name="T49" style:family="text">
      <style:text-properties officeooo:rsid="0039e561"/>
    </style:style>
    <style:style style:name="T50" style:family="text">
      <style:text-properties officeooo:rsid="005c2492"/>
    </style:style>
    <style:style style:name="T51" style:family="text">
      <style:text-properties officeooo:rsid="005dcf54"/>
    </style:style>
    <style:style style:name="T52" style:family="text">
      <style:text-properties officeooo:rsid="0047892f"/>
    </style:style>
    <style:style style:name="T53" style:family="text">
      <style:text-properties officeooo:rsid="004be998"/>
    </style:style>
    <style:style style:name="T54" style:family="text">
      <style:text-properties officeooo:rsid="004d0a3a"/>
    </style:style>
    <style:style style:name="T55" style:family="text">
      <style:text-properties officeooo:rsid="00495a76"/>
    </style:style>
    <style:style style:name="T56" style:family="text">
      <style:text-properties officeooo:rsid="0036eaba"/>
    </style:style>
    <style:style style:name="T57" style:family="text">
      <style:text-properties officeooo:rsid="005e6f90"/>
    </style:style>
    <style:style style:name="T58" style:family="text">
      <style:text-properties officeooo:rsid="00267a60"/>
    </style:style>
    <style:style style:name="T59" style:family="text">
      <style:text-properties officeooo:rsid="00298f1a"/>
    </style:style>
    <style:style style:name="T60" style:family="text">
      <style:text-properties officeooo:rsid="005ff11f"/>
    </style:style>
    <style:style style:name="T61" style:family="text">
      <style:text-properties officeooo:rsid="0021ab8e"/>
    </style:style>
    <style:style style:name="T62" style:family="text">
      <style:text-properties officeooo:rsid="00273475"/>
    </style:style>
    <style:style style:name="T63" style:family="text">
      <style:text-properties officeooo:rsid="0027dcbf"/>
    </style:style>
    <style:style style:name="T64" style:family="text">
      <style:text-properties officeooo:rsid="006229e4"/>
    </style:style>
    <style:style style:name="T65" style:family="text">
      <style:text-properties officeooo:rsid="00672a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8">Checkout </text:span><text:span text:style-name="T47">Application </text:span><text:span text:style-name="T46">Design</text:span><text:span text:style-name="T1"> Document</text:span></text:p>
      <text:p text:style-name="P3"/>
      <text:p text:style-name="P3"/>
      <text:p text:style-name="P2">Introduction</text:p>
      <text:p text:style-name="P4"/>
      <text:p text:style-name="P20"><text:span text:style-name="T2">This document </text:span><text:span text:style-name="T3">defines the high level design of</text:span><text:span text:style-name="T2"> the </text:span><text:span text:style-name="T4">Checkout</text:span><text:span text:style-name="T2"> software application. </text:span><text:span text:style-name="T3">Application developers</text:span><text:span text:style-name="T6"> should follow the design outlined in this document in conjunction with the details contained in the functional specification document </text:span><text:span text:style-name="T7">to implement</text:span><text:span text:style-name="T6"> </text:span><text:span text:style-name="T8">Checkout</text:span><text:span text:style-name="T6">.</text:span></text:p>
      <text:p text:style-name="P6"/>
      <text:p text:style-name="P21"><text:span text:style-name="T20">T</text:span><text:span text:style-name="T14">his design divides </text:span><text:span text:style-name="T20">the implementation of Checkout</text:span><text:span text:style-name="T14"> into components, with each component focused on one part of the overall functionality. </text:span><text:span text:style-name="T15">Components interact with each other to perform the overall task of generating a Rental Agreement for the tool being rented. </text:span><text:span text:style-name="T6">Each component is described </text:span><text:span text:style-name="T15">in the Components section </text:span><text:span text:style-name="T6">below.</text:span></text:p>
      <text:p text:style-name="P21"><text:span text:style-name="T16"/></text:p>
      <text:p text:style-name="P48"><text:span text:style-name="T16">W</text:span><text:span text:style-name="T20">hile Checkout is a simple application created for demonstration purposes, it is possible that </text:span><text:span text:style-name="T22">it will be developed further</text:span><text:span text:style-name="T20">. </text:span><text:span text:style-name="T21">Therefore, to the e</text:span><text:span text:style-name="T22">xtent reasonable and </text:span><text:span text:style-name="T23">allowed by</text:span><text:span text:style-name="T22"> the schedule</text:span><text:span text:style-name="T21">, </text:span><text:span text:style-name="T22">effort should be put into </text:span><text:span text:style-name="T21">components </text:span><text:span text:style-name="T22">now so they do not </text:span><text:span text:style-name="T23">need</text:span><text:span text:style-name="T22"> refactor</text:span><text:span text:style-name="T23">ing</text:span><text:span text:style-name="T22"> if the application </text:span><text:span text:style-name="T23">evolves</text:span><text:span text:style-name="T21"> </text:span><text:span text:style-name="T23">in the future.</text:span></text:p>
      <text:p text:style-name="P14"><text:s/></text:p>
      <text:p text:style-name="P7"/>
      <text:p text:style-name="P5">Components</text:p>
      <text:p text:style-name="P8"/>
      <text:p text:style-name="P16">Application Log File</text:p>
      <text:p text:style-name="P11"/>
      <text:p text:style-name="P49"><text:span text:style-name="T11">Use log4j or similar logging library to create and maintain a log file for the application. The log file will </text:span><text:span text:style-name="T24">only</text:span><text:span text:style-name="T11"> be used to store e</text:span><text:span text:style-name="T12">rror messages</text:span><text:span text:style-name="T11"> and stack traces to aid in diagnosing issues with the application. </text:span><text:span text:style-name="T25">There is no requirement to log normal application execution at this time. </text:span><text:span text:style-name="T12"><text:s/>The log file should </text:span><text:span text:style-name="T13">be rolling file</text:span><text:span text:style-name="T31">(s)</text:span><text:span text:style-name="T13">, n</text:span><text:span text:style-name="T18">ever</text:span><text:span text:style-name="T17"> </text:span><text:span text:style-name="T13">consuming more than 10MB of storage space.</text:span></text:p>
      <text:p text:style-name="P49"><text:span text:style-name="T13"/></text:p>
      <text:p text:style-name="P40">Tool and Charge Info Data Files</text:p>
      <text:p text:style-name="P37"/>
      <text:p text:style-name="P43"><text:span text:style-name="T33">The Tool Info and Rental Charge Info defined in the tables in the Tools section of the functional specification will be stored in separate CSV files. The CSV format </text:span><text:span text:style-name="T35">can be</text:span><text:span text:style-name="T34"> less intimidating to </text:span><text:span text:style-name="T33">non-technical users, compared to XML or JSON. </text:span><text:span text:style-name="T35">It</text:span><text:span text:style-name="T34"> is editable </text:span><text:span text:style-name="T35">using</text:span><text:span text:style-name="T34"> Excel, or other spreadsheet </text:span><text:span text:style-name="T35">application, and t</text:span><text:span text:style-name="T34">here are free </text:span><text:span text:style-name="T35">Java </text:span><text:span text:style-name="T33">libraries such as Apache Commons CSV to assist in </text:span><text:span text:style-name="T35">writing code to process them.</text:span></text:p>
      <text:p text:style-name="P43"><text:span text:style-name="T35"/></text:p>
      <text:p text:style-name="P44"><text:span text:style-name="T42">P</text:span><text:span text:style-name="T41">roperties File</text:span></text:p>
      <text:p text:style-name="P27"/>
      <text:p text:style-name="P43"><text:span text:style-name="T19">Configurable parameters used by Checkout will be stored in a properties file. Values used in the application that may change over time, and should not require a recompilation of the application </text:span><text:span text:style-name="T25">to </text:span><text:span text:style-name="T31">change them</text:span><text:span text:style-name="T25">,</text:span><text:span text:style-name="T19"> should be included as a property in this file. </text:span></text:p>
      <text:p text:style-name="P27"/>
      <text:p text:style-name="P30"><text:span text:style-name="T19">Possible properties include the format that dates are entered and displayed in, and the names of the files holding the tool and charge information.</text:span></text:p>
      <text:p text:style-name="P43"><text:span text:style-name="T19"/></text:p>
      <text:p text:style-name="P43"><text:span text:style-name="T42">E</text:span><text:span text:style-name="T41">rror Handling</text:span></text:p>
      <text:p text:style-name="P42"><text:span text:style-name="T5"/></text:p>
      <text:p text:style-name="P50"><text:span text:style-name="T28">This component is distributed among most of the other components, rather than being self contained like </text:span><text:span text:style-name="T27">all</text:span><text:span text:style-name="T28"> other components are. </text:span><text:span text:style-name="T30">A</text:span><text:span text:style-name="T27">ll components, </text:span><text:span text:style-name="T30">other than </text:span><text:span text:style-name="T31">Main</text:span><text:span text:style-name="T30">, </text:span><text:span text:style-name="T27">should handle errors by throwing an exception </text:span><text:span text:style-name="T29">that is passed up to </text:span><text:span text:style-name="T31">Main</text:span><text:span text:style-name="T29">. </text:span><text:span text:style-name="T30">The purpose of this is to confine </text:span><text:span text:style-name="T31">all dependencies on the fact that this application is a command line application to the Main component. Main will handle the exception by printing a message to the command shell, or the Application Log File, as appropriate.</text:span><text:span text:style-name="T27"> </text:span></text:p>
      <text:p text:style-name="P23"/>
      <text:p text:style-name="P24"><text:span text:style-name="T41"/></text:p>
      <text:p text:style-name="P29"/>
      <text:p text:style-name="P32"/>
      <text:p text:style-name="P39"><text:soft-page-break/>Main</text:p>
      <text:p text:style-name="P9"/>
      <text:p text:style-name="P22"><text:span text:style-name="T12">The Checkout class will have the public static method main that is the starting point for this command <text:s/>line application. Main </text:span><text:span text:style-name="T19">should</text:span><text:span text:style-name="T12">:</text:span></text:p>
      <text:p text:style-name="P28"/>
      <text:p text:style-name="P54"><text:span text:style-name="T12">1</text:span><text:span text:style-name="T5">) </text:span><text:span text:style-name="T25">Call the Properties File </text:span><text:span text:style-name="T36">Reader </text:span><text:span text:style-name="T25">component.</text:span></text:p>
      <text:p text:style-name="P54"><text:span text:style-name="T25"/></text:p>
      <text:p text:style-name="P25">2) <text:span text:style-name="T60">Parse and error check command line arguments. </text:span><text:span text:style-name="T57">The required arguments </text:span><text:span text:style-name="T60">and valid values for them </text:span><text:span text:style-name="T57">are defined in the Technical Specification document.</text:span></text:p>
      <text:p text:style-name="P25"/>
      <text:p text:style-name="P31">Additionally, w<text:span text:style-name="T52">hile the rental date can be in the past or the future, it seems likely that the rental date will be the current date the vast majority of the time. Therefore, there should be </text:span><text:span text:style-name="T53">a shortcut </text:span><text:span text:style-name="T54">of some type </text:span><text:span text:style-name="T53">to set the </text:span><text:span text:style-name="T52">rental date as the current date</text:span><text:span text:style-name="T55">. </text:span><text:span text:style-name="T54">If that shortcut isn’t used, then the rental date should be entered </text:span><text:span text:style-name="T51">in the format specified in the Properties File.</text:span></text:p>
      <text:p text:style-name="P31"/>
      <text:p text:style-name="P31">The parser<text:span text:style-name="T58"> will also support a --help, or similar argument that will display a brief description of what this application does, </text:span>and<text:span text:style-name="T58"> list all of the supported command line argument</text:span><text:span text:style-name="T59">s</text:span><text:span text:style-name="T58"> </text:span><text:span text:style-name="T59">along</text:span><text:span text:style-name="T58"> with a brief description of each one. </text:span></text:p>
      <text:p text:style-name="P25"/>
      <text:p text:style-name="P26"><text:span text:style-name="T50">3</text:span>) Call the RentalAgreement component <text:span text:style-name="T59">to</text:span><text:span text:style-name="T62"> </text:span><text:span text:style-name="T61">generate the rental agreement for the tool that is being rented, </text:span><text:span text:style-name="T64">and then</text:span><text:span text:style-name="T63"> print the </text:span><text:span text:style-name="T59">finished</text:span><text:span text:style-name="T63"> </text:span><text:span text:style-name="T59">rental agreement as </text:span><text:span text:style-name="T56">described</text:span><text:span text:style-name="T59"> in the functional specification. </text:span></text:p>
      <text:p text:style-name="P24"/>
      <text:p text:style-name="P51"><text:span text:style-name="T25">4) </text:span><text:span text:style-name="T26">Handle e</text:span><text:span text:style-name="T31">xceptions</text:span><text:span text:style-name="T26">. Errors that the user could possibly correct, such as entering an invalid value on the command line, should be printed to the </text:span><text:span text:style-name="T31">command shell</text:span><text:span text:style-name="T26"> with a description of the error and how to correct it. Errors that probably require </text:span><text:span text:style-name="T31">a</text:span><text:span text:style-name="T26"> software develop</text:span><text:span text:style-name="T31">er</text:span><text:span text:style-name="T26"> to diagnose and correct should write the error and stack trace to the application log file, and display a short message to the user telling them to contact technical support.</text:span></text:p>
      <text:p text:style-name="P10"><text:span text:style-name="T13"/></text:p>
      <text:p text:style-name="P15">Rental Agreement</text:p>
      <text:p text:style-name="P10"/>
      <text:p text:style-name="P52"><text:span text:style-name="T32">Rental Agreement</text:span><text:span text:style-name="T9"> will take the input values provided by the user, and go through all of the steps </text:span><text:span text:style-name="T10">necessary</text:span><text:span text:style-name="T9"> to produce an accurate and complete </text:span><text:span text:style-name="T32">r</text:span><text:span text:style-name="T9">ental </text:span><text:span text:style-name="T32">a</text:span><text:span text:style-name="T9">greement </text:span><text:span text:style-name="T10">for the tool being rented, </text:span><text:span text:style-name="T32">as described in the functional specification</text:span><text:span text:style-name="T10">. </text:span></text:p>
      <text:p text:style-name="P52"><text:span text:style-name="T10"/></text:p>
      <text:p text:style-name="P56"><text:span text:style-name="T10">R</text:span><text:span text:style-name="T5">ental Agreement will call the following components as part of generating the rental agreement:</text:span></text:p>
      <text:p text:style-name="P56"><text:span text:style-name="T5"/></text:p>
      <text:p text:style-name="P56"><text:span text:style-name="T5"><text:tab/>Get Tool Info</text:span></text:p>
      <text:p text:style-name="P52"><text:span text:style-name="T32"><text:tab/>Get Tool Charge Info</text:span></text:p>
      <text:p text:style-name="P58"><text:span text:style-name="T32"><text:tab/></text:span><text:span text:style-name="T5">Is Holiday</text:span></text:p>
      <text:p text:style-name="P59"><text:span text:style-name="T5"><text:tab/>Round Up To Cents</text:span></text:p>
      <text:p text:style-name="P52"><text:span text:style-name="T10"/></text:p>
      <text:p text:style-name="P52"><text:span text:style-name="T32">This component will also have a method to print the completed Rental Agreement to the command shell, as described in the functional specification.</text:span></text:p>
      <text:p text:style-name="P52"><text:span text:style-name="T32"/></text:p>
      <text:p text:style-name="P45"><text:span text:style-name="T43">P</text:span><text:span text:style-name="T41">roperties File Reader</text:span></text:p>
      <text:p text:style-name="P45"><text:span text:style-name="T5"/></text:p>
      <text:p text:style-name="P45"><text:span text:style-name="T5">This component encapsulates all of the code required to read the Properties File and allow access to the value of each property.</text:span></text:p>
      <text:p text:style-name="P45"><text:span text:style-name="T5"/></text:p>
      <text:p text:style-name="P46"><text:span text:style-name="T5">This component should gracefully handle missing, incomplete, or invalid properties files by displaying a user friendly message with information on how the file might be repaired.</text:span></text:p>
      <text:p text:style-name="P12"/>
      <text:p text:style-name="P17">Get Tool Info</text:p>
      <text:p text:style-name="P12"/>
      <text:p text:style-name="P36">Given a Tool Code, this component will return a fully populated Tool object that contains the Tool Code, Tool Type, and Brand, <text:span text:style-name="T49">as defined in the functional specification.</text:span></text:p>
      <text:p text:style-name="P36"/>
      <text:p text:style-name="P57"><text:soft-page-break/><text:span text:style-name="T37">This component should gracefully handle missing, incomplete, or invalid data files by displaying a user friendly message with some </text:span><text:span text:style-name="T38">information</text:span><text:span text:style-name="T37"> on how the file might be repaired. </text:span></text:p>
      <text:p text:style-name="P12"/>
      <text:p text:style-name="P55"><text:span text:style-name="T44">Get </text:span><text:span text:style-name="T45">Tool</text:span><text:span text:style-name="T44"> Charge Info</text:span></text:p>
      <text:p text:style-name="P12"/>
      <text:p text:style-name="P12"><text:span text:style-name="T49">Given a Tool Type, the component will return a fully populated ToolChargeInfo object</text:span> that contains the Daily Charge, Weekday Charge, Weekend Charge, and Holiday Charge values as defined in the functional specification.</text:p>
      <text:p text:style-name="P12"/>
      <text:p text:style-name="P57"><text:span text:style-name="T37">This component should gracefully handle missing, incomplete, or invalid data files by displaying a user friendly message with some </text:span><text:span text:style-name="T38">information</text:span><text:span text:style-name="T37"> on how the file might be repaired. </text:span></text:p>
      <text:p text:style-name="P19"/>
      <text:p text:style-name="P18">Is Holiday</text:p>
      <text:p text:style-name="P13"/>
      <text:p text:style-name="P13">Given a date, <text:span text:style-name="T65">this component</text:span> will return a boolean that is true if the date is one of the holidays defined in the functional specification, or false if the date is not one of those holidays.</text:p>
      <text:p text:style-name="P13"/>
      <text:p text:style-name="P41">Round Up To Cents</text:p>
      <text:p text:style-name="P38"/>
      <text:p text:style-name="P53"><text:span text:style-name="T39">This component will round floating point numbers that represent a dollar amount half up to cents as required in the technical specification. While this rounding can be done with one line of code, it is being called out as a separate component because this seems like a utility that might be useful to any application that deals with monetary values. Please reuse an existing class that already performs this function, if one exists. If one does not already exist, please write this component </text:span><text:span text:style-name="T40">so it can easily be reused</text:span><text:span text:style-name="T39">.</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12-19T17:26:26.257000000</meta:creation-date>
    <dc:date>2025-01-05T15:21:30.978000000</dc:date>
    <meta:editing-duration>PT11H32M9S</meta:editing-duration>
    <meta:editing-cycles>37</meta:editing-cycles>
    <meta:generator>LibreOffice/6.4.5.2$Windows_X86_64 LibreOffice_project/a726b36747cf2001e06b58ad5db1aa3a9a1872d6</meta:generator>
    <meta:document-statistic meta:table-count="0" meta:image-count="0" meta:object-count="0" meta:page-count="3" meta:paragraph-count="45" meta:word-count="1095" meta:character-count="6669" meta:non-whitespace-character-count="5605"/>
  </office:meta>
</office:document-meta>
</file>